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typewriter" svg:font-family="lucidatypewriter"/>
    <style:font-face style:name="F" svg:font-family="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67cm" style:use-optimal-column-width="false"/>
    </style:style>
    <style:style style:name="co2" style:family="table-column">
      <style:table-column-properties style:column-width="4.664cm" style:use-optimal-column-width="false"/>
    </style:style>
    <style:style style:name="ro1" style:family="table-row">
      <style:table-row-properties style:row-height="0.946cm"/>
    </style:style>
    <style:style style:name="ro2" style:family="table-row">
      <style:table-row-properties style:row-height="0.971cm"/>
    </style:style>
    <style:style style:name="ro3" style:family="table-row">
      <style:table-row-properties style:row-height="1.208cm"/>
    </style:style>
    <style:style style:name="ce1" style:family="table-cell">
      <style:paragraph-properties fo:text-align="center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5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7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0" style:family="table-cell">
      <loext:graphic-properties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3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4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5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6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7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8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9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20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21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2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>
          <draw:text-box>
            <text:p>Machine Learning HW#6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Multi-Layer Perceptron</text:p>
            <text:p text:style-name="P1"/>
            <text:p text:style-name="P1">Javier Salazar (1001144647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ults</text:p>
          </draw:text-box>
        </draw:frame>
        <draw:frame draw:style-name="standard" draw:layer="layout" svg:width="27.998cm" svg:height="7.091cm" svg:x="0cm" svg:y="4.6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4">Classification Accuracy Results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table-cell table:number-columns-spanned="5">
                <text:p text:style-name="P4">Perceptrons Per Hidden Layer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p text:style-name="P4">Hidden Layers</text:p>
              </table:table-cell>
              <table:table-cell>
                <text:p text:style-name="P4">5</text:p>
              </table:table-cell>
              <table:table-cell>
                <text:p text:style-name="P4">10</text:p>
              </table:table-cell>
              <table:table-cell>
                <text:p text:style-name="P4">15</text:p>
              </table:table-cell>
              <table:table-cell>
                <text:p text:style-name="P4">20</text:p>
              </table:table-cell>
              <table:table-cell>
                <text:p text:style-name="P4">25</text:p>
              </table:table-cell>
            </table:table-row>
            <table:table-row table:style-name="ro2">
              <table:table-cell table:style-name="ce1">
                <text:p text:style-name="P4">0</text:p>
              </table:table-cell>
              <table:table-cell table:style-name="ce3">
                <text:p text:style-name="P5">83%</text:p>
              </table:table-cell>
              <table:table-cell table:style-name="ce4">
                <text:p text:style-name="P5">83%</text:p>
              </table:table-cell>
              <table:table-cell table:style-name="ce5">
                <text:p text:style-name="P5">83%</text:p>
              </table:table-cell>
              <table:table-cell table:style-name="ce6">
                <text:p text:style-name="P5">83%</text:p>
              </table:table-cell>
              <table:table-cell table:style-name="ce7">
                <text:p text:style-name="P5">83%</text:p>
              </table:table-cell>
            </table:table-row>
            <table:table-row table:style-name="ro1">
              <table:table-cell table:style-name="ce1">
                <text:p text:style-name="P4">1</text:p>
              </table:table-cell>
              <table:table-cell table:style-name="ce8">
                <text:p text:style-name="P5">84%</text:p>
              </table:table-cell>
              <table:table-cell table:style-name="ce9">
                <text:p text:style-name="P5">84%</text:p>
              </table:table-cell>
              <table:table-cell table:style-name="ce10">
                <text:p text:style-name="P6"><text:span text:style-name="T1">91%</text:span></text:p>
              </table:table-cell>
              <table:table-cell table:style-name="ce11">
                <text:p text:style-name="P5">82%</text:p>
              </table:table-cell>
              <table:table-cell table:style-name="ce12">
                <text:p text:style-name="P5">90%</text:p>
              </table:table-cell>
            </table:table-row>
            <table:table-row table:style-name="ro2">
              <table:table-cell table:style-name="ce1">
                <text:p text:style-name="P4">2</text:p>
              </table:table-cell>
              <table:table-cell table:style-name="ce13">
                <text:p text:style-name="P5">71%</text:p>
              </table:table-cell>
              <table:table-cell table:style-name="ce14">
                <text:p text:style-name="P5">82%</text:p>
              </table:table-cell>
              <table:table-cell table:style-name="ce15">
                <text:p text:style-name="P5">82%</text:p>
              </table:table-cell>
              <table:table-cell table:style-name="ce16">
                <text:p text:style-name="P5">80%</text:p>
              </table:table-cell>
              <table:table-cell table:style-name="ce17">
                <text:p text:style-name="P5">82%</text:p>
              </table:table-cell>
            </table:table-row>
            <table:table-row table:style-name="ro3">
              <table:table-cell table:style-name="ce1">
                <text:p text:style-name="P4">3</text:p>
              </table:table-cell>
              <table:table-cell table:style-name="ce18">
                <text:p text:style-name="P5">40%</text:p>
              </table:table-cell>
              <table:table-cell table:style-name="ce19">
                <text:p text:style-name="P5">59%</text:p>
              </table:table-cell>
              <table:table-cell table:style-name="ce20">
                <text:p text:style-name="P5">66%</text:p>
              </table:table-cell>
              <table:table-cell table:style-name="ce21">
                <text:p text:style-name="P5">63%</text:p>
              </table:table-cell>
              <table:table-cell table:style-name="ce22">
                <text:p text:style-name="P5">6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24.892cm" svg:height="5.411cm" svg:x="0.508cm" svg:y="12.624cm">
          <draw:text-box>
            <text:list text:style-name="L1">
              <text:list-item>
                <text:p text:style-name="P7">Fixed Epochs = 100</text:p>
              </text:list-item>
              <text:list-item>
                <text:p text:style-name="P7">Initial Learning Rate = 10</text:p>
              </text:list-item>
              <text:list-item>
                <text:p text:style-name="P7">Weight Matrix ~ U[-0.05, 0.05]</text:p>
              </text:list-item>
              <text:list-item>
                <text:p text:style-name="P7">Rng(55555) used to fix random number generation to <text:span text:style-name="T1">strictly</text:span> observe effects of hidden layers and perceptrons only</text:p>
              </text:list-item>
              <text:list-item>
                <text:p text:style-name="P7">Also helpful to fix random dumber generation to replicate results I have gathered ab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is</text:p>
          </draw:text-box>
        </draw:frame>
        <draw:frame presentation:style-name="pr6" draw:text-style-name="P9" draw:layer="layout" svg:width="25.5cm" svg:height="13cm" svg:x="1cm" svg:y="5.5cm" presentation:class="outline">
          <draw:text-box>
            <text:list text:style-name="L3">
              <text:list-item>
                <text:p text:style-name="P9"><text:span text:style-name="T2">For hidden layer 0, the row values are the same since there are no </text:span><text:span text:style-name="T2">hidden layer perceptrons so that is reasonable</text:span></text:p>
              </text:list-item>
              <text:list-item>
                <text:p text:style-name="P9"><text:span text:style-name="T2">Highest Classification 91% achieved with 15 perceptrons which is in </text:span><text:span text:style-name="T2">between the number of input features and number of classes </text:span><text:span text:style-name="T2">(0.5*(10+17) ~ 14)</text:span></text:p>
              </text:list-item>
              <text:list-item>
                <text:p text:style-name="P9"><text:span text:style-name="T2">1 hidden layer was most ideal since it can approximate any continious </text:span><text:span text:style-name="T2">function while 0 hidden layers implies we have linearly seperable </text:span><text:span text:style-name="T2">data which is not a good assumption</text:span></text:p>
              </text:list-item>
              <text:list-item>
                <text:p text:style-name="P9"><text:span text:style-name="T2">For 2 and 3 hidden layers, results are not good most likely because </text:span><text:span text:style-name="T2">there are too many parameters in comparison to training data </text:span><text:span text:style-name="T2">available</text:span></text:p>
              </text:list-item>
              <text:list-item>
                <text:p text:style-name="P9"><text:span text:style-name="T2">91% is pretty good considering this is a multi-layer perceptron and </text:span><text:span text:style-name="T2">not a convolutional neural network that works well for this image </text:span><text:span text:style-name="T2">classification probl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typewriter" svg:font-family="lucidatypewriter"/>
    <style:font-face style:name="F" svg:font-family="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23:52:23.471041515</meta:creation-date>
    <meta:editing-duration>PT11M47S</meta:editing-duration>
    <meta:editing-cycles>4</meta:editing-cycles>
    <meta:generator>LibreOffice/6.3.5.2$Linux_X86_64 LibreOffice_project/30$Build-2</meta:generator>
    <dc:title>Alizarin</dc:title>
    <dc:date>2020-04-11T00:45:53.602431633</dc:date>
    <meta:document-statistic meta:object-count="50"/>
  </office:meta>
</office:document-meta>
</file>